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, monospace"/>
    <style:font-face style:name="source-code-pro" svg:font-family="source-code-pro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90910" style:font-name="source-code-pro" fo:font-size="12pt" fo:letter-spacing="normal" fo:font-style="normal" fo:font-weight="bold"/>
    </style:style>
    <style:style style:name="T3" style:family="text">
      <style:text-properties fo:font-variant="normal" fo:text-transform="none" fo:color="#090910" style:font-name="Times New Roman" fo:font-size="12pt" fo:letter-spacing="normal" fo:font-style="normal" fo:font-weight="bold"/>
    </style:style>
    <style:style style:name="T4" style:family="text">
      <style:text-properties fo:font-variant="normal" fo:text-transform="none" fo:color="#090910" style:font-name="Times New Roman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90910" style:font-name="Times New Roman" fo:font-size="12pt" fo:letter-spacing="normal" fo:font-style="normal" fo:font-weight="normal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ido a cambios realizados en la base de datos se deve usar el comando: </text:p>
      <text:p text:style-name="Standard"><text:span text:style-name="Source_20_Text"><text:span text:style-name="T3">php artisan migrate:rollback </text:span></text:span><text:span text:style-name="Source_20_Text"><text:span text:style-name="T5">desde la carpeta del proyecto este comando eliminara totalmente las tablas de la base de datos pero tiene que tener los archivos de la migracion de estas tablas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Opcion1:</text:span></text:span></text:p>
      <text:p text:style-name="Standard"><text:span text:style-name="Source_20_Text"><text:span text:style-name="T5"><text:tab/>Realizar un import en la base de datos de los archivos situados en la carpeta Base de datos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Opcion2:</text:span></text:span></text:p>
      <text:p text:style-name="Standard"><text:span text:style-name="Source_20_Text"><text:span text:style-name="T5"><text:tab/>Reemplazar los archivos de migracion anteriores por los actuales que se encuentran en <text:tab/>(carpeta de proyecto)/database/migrations</text:span></text:span></text:p>
      <text:p text:style-name="Standard"><text:span text:style-name="Source_20_Text"><text:span text:style-name="T5"><text:tab/>se vuelve a hacer la migracion con el comando </text:span></text:span><text:span text:style-name="Source_20_Text"><text:span text:style-name="T4">php artisan migrate</text:span></text:span><text:span text:style-name="Source_20_Text"><text:span text:style-name="T5">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Desde MySQL rellenar los campos de las id y las profesiones de la tabla profesiones, son las columnas id y profesion.</text:span></text:span></text:p>
      <text:p text:style-name="P1"/>
      <text:p text:style-name="P1">Sustituir welcome.blade.php que se encuentra en: <text:span text:style-name="T1">(carpeta de proyecto)/resources/views</text:span> por los archivos que estan en views (pagina_de_registro.blade.php , pagina_empresa.blade.php , principal.blade.php).</text:p>
      <text:p text:style-name="P1"/>
      <text:p text:style-name="Standard"><text:span text:style-name="T6">Copiar el archivo </text:span><text:span text:style-name="T7">DatabaseSeeder.php </text:span><text:span text:style-name="T8">que se encuntra en la carpeta seed , en la carpeta:</text:span></text:p>
      <text:p text:style-name="Standard"><text:span text:style-name="T8">(carpeta de proyecto)/database/seeds e</text:span><text:span text:style-name="T6">jecutar </text:span><text:span text:style-name="Source_20_Text"><text:span text:style-name="T2">composer dump-autoload</text:span></text:span></text:p>
      <text:p text:style-name="Standard"><text:span text:style-name="Source_20_Text"><text:span text:style-name="T2">y php artisan </text:span></text:span><text:a xlink:type="simple" xlink:href="db:seed" text:style-name="Internet_20_link" text:visited-style-name="Visited_20_Internet_20_Link"><text:span text:style-name="Source_20_Text">db:seed</text:span></text:a><text:span text:style-name="Source_20_Text"><text:span text:style-name="T2"> para rellenar una fila en la tabla empresa</text:span></text:span></text:p>
      <text:p text:style-name="P1">de con datos aleatorios.</text:p>
      <text:p text:style-name="P1"/>
      <text:p text:style-name="P1">Y todo esto permitira una vez lanzado el servidor con el comando php artisan serve desde el cmd situado en el directorio de nuestro proyecto, abrir el navegador ir a <text:a xlink:type="simple" xlink:href="http://localhost:8000/empresa" text:style-name="Internet_20_link" text:visited-style-name="Visited_20_Internet_20_Link">http://localhost:8000/empresa</text:a></text:p>
      <text:p text:style-name="P1">lo que guardara los datos en la tabla ofertas y nos las mostrara en http://localhost:80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onospace" svg:font-family="monospace, monospace"/>
    <style:font-face style:name="source-code-pro" svg:font-family="source-code-pro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9S</meta:editing-duration>
    <meta:editing-cycles>3</meta:editing-cycles>
    <meta:generator>OpenOffice/4.1.7$Win32 OpenOffice.org_project/417m1$Build-9800</meta:generator>
    <dc:date>2020-09-15T13:04:04.65</dc:date>
    <meta:document-statistic meta:table-count="0" meta:image-count="0" meta:object-count="0" meta:page-count="1" meta:paragraph-count="15" meta:word-count="218" meta:character-count="1417"/>
    <meta:user-defined meta:name="Info 1"/>
    <meta:user-defined meta:name="Info 2"/>
    <meta:user-defined meta:name="Info 3"/>
    <meta:user-defined meta:name="Info 4"/>
  </office:meta>
</office:document-meta>
</file>